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style:text-underline-style="none" officeooo:rsid="001f42ec" officeooo:paragraph-rsid="0020dc2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24c5a3"/>
    </style:style>
    <style:style style:name="T6" style:family="text">
      <style:text-properties officeooo:rsid="0020dc2e"/>
    </style:style>
    <style:style style:name="T7" style:family="text">
      <style:text-properties officeooo:rsid="00217616"/>
    </style:style>
    <style:style style:name="T8" style:family="text">
      <style:text-properties officeooo:rsid="0024c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7">13</text:span>/05/2024 de <text:span text:style-name="T6">1</text:span><text:span text:style-name="T7">4</text:span><text:span text:style-name="T6">h</text:span><text:span text:style-name="T7">30</text:span><text:span text:style-name="T6"> </text:span>à <text:span text:style-name="T7">16h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1"><text:span text:style-name="T1">tâche réalisée:</text:span><text:span text:style-name="T2"> </text:span><text:span text:style-name="T3">Alexis : </text:span><text:span text:style-name="T4">continue de</text:span><text:span text:style-name="T3"> travaille</text:span><text:span text:style-name="T4">r</text:span><text:span text:style-name="T3"> sur la vue de l’application 1 </text:span><text:span text:style-name="T5">(bientôt fini)</text:span></text:p>
      <text:p text:style-name="P3"><text:tab/><text:tab/>Romain L : <text:span text:style-name="T6">continue de</text:span> travaille<text:span text:style-name="T6">r</text:span> sur le modèle de l’application 1 <text:span text:style-name="T8">(un peu bloqué à cause des variables mis + ce qu’on veut afficher)</text:span></text:p>
      <text:p text:style-name="P3"><text:tab/><text:tab/>Romain S : <text:span text:style-name="T6">continue de</text:span> travaille<text:span text:style-name="T6">r</text:span> sur la vue de l’application 2<text:span text:style-name="T8">(rechercher la meilleure façon de mettre l’image facilement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13T15:52:06.095000000</dc:date>
    <meta:editing-duration>PT2H14M2S</meta:editing-duration>
    <meta:editing-cycles>1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76" meta:character-count="472" meta:non-whitespace-character-count="389"/>
  </office:meta>
</office:document-meta>
</file>